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T3" style:family="text">
      <style:text-properties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T4" style:family="text">
      <style:text-properties/>
    </style:style>
    <style:style style:name="T5" style:family="text">
      <style:text-properties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T6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A DIRETORIA DE RECURSOS HUMANOS/ GERÊNCIA ADMINISTRATIVA DE PERÍCIAS MÉDICAS - I.R.H. EM: 16/08/2017 15:03</text:span></text:p>
        <text:p><text:span text:style-name="T2"/></text:p>
        <text:p text:style-name="P1"><text:span text:style-name="fontBold">A P A C</text:span></text:p>
        <text:p text:style-name="P2"><text:span text:style-name="fontBold">DEFIRO os pedidos de Licença Médica para Tratamento de Saúde - Inicial</text:span></text:p>
        <text:p><text:span text:style-name="T3">576 - Thyago Machado Cassimiro, mat.0-T concedo 100 dias a partir de 01/04/2017</text:span></text:p>
        <text:p text:style-name="P3"><text:span text:style-name="fontBold">FACEPE</text:span></text:p>
        <text:p text:style-name="P4"><text:span text:style-name="fontBold">DEFIRO os pedidos de Licença Médica para Tratamento de Saúde - Inicial</text:span></text:p>
        <text:p><text:span text:style-name="T4">564 - testes, mat.5432342342 concedo 60 dias a partir de 27/03/2017</text:span></text:p>
        <text:p><text:span text:style-name="T5">579 - testes, mat.5432342342 concedo 12 dias a partir de 20/04/2017</text:span></text:p>
        <text:p text:style-name="P5"><text:span text:style-name="fontBold">FACEPE</text:span></text:p>
        <text:p text:style-name="P6"><text:span text:style-name="fontBold">DEFIRO os pedidos de Licença Médica para Tratamento de Saúde - Prorrogação</text:span></text:p>
        <text:p><text:span text:style-name="T6">580 - testes, mat.5432342342 concedo 90 dias a partir de 03/04/2017</text:span></text:p>
        <text:p text:style-name="Standard"/>
        <text:p text:style-name="Standard"/>
        <text:p text:style-name="pCenter"><text:span text:style-name="fDefault">Larissa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8-16T18:03:28.000</dc:date>
    <meta:generator>PHPWord</meta:generator>
    <meta:initial-creator/>
    <meta:creation-date>2017-08-16T18:03:28.000</meta:creation-date>
    <meta:keyword/>
    <meta:user-defined meta:name="Category"/>
    <meta:user-defined meta:name="Company"/>
    <meta:user-defined meta:name="Manager"/>
  </office:meta>
</office:document-meta>
</file>